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.052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0.781cm"/>
    </style:style>
    <style:style style:name="co11" style:family="table-column">
      <style:table-column-properties fo:break-before="auto" style:column-width="0.81cm"/>
    </style:style>
    <style:style style:name="co7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1.087cm"/>
    </style:style>
    <style:style style:name="co15" style:family="table-column">
      <style:table-column-properties fo:break-before="auto" style:column-width="19.429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226cm"/>
    </style:style>
    <style:style style:name="co18" style:family="table-column">
      <style:table-column-properties fo:break-before="auto" style:column-width="1.363cm"/>
    </style:style>
    <style:style style:name="co19" style:family="table-column">
      <style:table-column-properties fo:break-before="auto" style:column-width="1.42cm"/>
    </style:style>
    <style:style style:name="co20" style:family="table-column">
      <style:table-column-properties fo:break-before="auto" style:column-width="1.3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ubsector info" table:style-name="ta1" table:print="false">
        <table:table-column table:style-name="co14" table:default-cell-style-name="ce13"/>
        <table:table-column table:style-name="co15" table:default-cell-style-name="ce13"/>
        <table:table-column table:style-name="co14" table:default-cell-style-name="ce15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number-columns-repeated="2" table:default-cell-style-name="ce17"/>
        <table:table-column table:style-name="co7" table:number-columns-repeated="1015" table:default-cell-style-name="ce13"/>
        <table:table-row table:style-name="ro4">
          <table:table-cell table:style-name="ce12"/>
          <table:table-cell table:style-name="ce12" office:value-type="string">
            <text:p>2<text:span text:style-name="T1">nd</text:span> Sector Survey</text:p>
          </table:table-cell>
          <table:table-cell table:style-name="ce14"/>
          <table:table-cell table:style-name="ce12" office:value-type="string">
            <text:p>ID</text:p>
          </table:table-cell>
          <table:table-cell table:style-name="ce12" office:value-type="string">
            <text:p>SDBs</text:p>
          </table:table-cell>
          <table:table-cell table:style-name="ce12" office:value-type="string">
            <text:p>Fleets</text:p>
          </table:table-cell>
          <table:table-cell table:style-name="ce12" office:value-type="string">
            <text:p>#1</text:p>
          </table:table-cell>
          <table:table-cell table:style-name="ce12" office:value-type="string">
            <text:p>#2</text:p>
          </table:table-cell>
          <table:table-cell table:style-name="ce12" office:value-type="string">
            <text:p>#3</text:p>
          </table:table-cell>
          <table:table-cell table:style-name="ce12" table:number-columns-repeated="1015"/>
        </table:table-row>
        <table:table-row table:style-name="ro2">
          <table:table-cell office:value-type="string">
            <text:p>2531</text:p>
          </table:table-cell>
          <table:table-cell office:value-type="string">
            <text:p>2531 Kiddinu <text:s text:c="13"/>B555553-C Ag Ni <text:s text:c="21"/>{ 2 } <text:s/>(E46-1) [2729] BC <text:s text:c="2"/>- <text:s/>- 434 11 ImDv M0 V <text:s text:c="10"/></text:p>
          </table:table-cell>
          <table:table-cell office:value-type="string">
            <text:p>2531</text:p>
          </table:table-cell>
          <table:table-cell table:number-columns-repeated="3"/>
          <table:table-cell table:number-columns-repeated="3" office:value-type="string">
            <text:p>PPT</text:p>
          </table:table-cell>
          <table:table-cell table:number-columns-repeated="1015"/>
        </table:table-row>
        <table:table-row table:style-name="ro2">
          <table:table-cell office:value-type="string">
            <text:p>2533</text:p>
          </table:table-cell>
          <table:table-cell office:value-type="string">
            <text:p>2533 Aki <text:s text:c="17"/>D697AFF-A Hi In Pz <text:s text:c="18"/>{ 2 } <text:s/>(D9C+5) [FCAF] BE <text:s text:c="2"/>- <text:s/>A 110 13 ImDv F5 V M0 V <text:s text:c="5"/></text:p>
          </table:table-cell>
          <table:table-cell office:value-type="string">
            <text:p>2533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string">
            <text:p>11.5.-2</text:p>
          </table:table-cell>
          <table:table-cell office:value-type="string">
            <text:p>11.5.0</text:p>
          </table:table-cell>
          <table:table-cell office:value-type="string">
            <text:p>8.5.1</text:p>
          </table:table-cell>
          <table:table-cell table:number-columns-repeated="1015"/>
        </table:table-row>
        <table:table-row table:style-name="ro2">
          <table:table-cell office:value-type="string">
            <text:p>2534</text:p>
          </table:table-cell>
          <table:table-cell office:value-type="string">
            <text:p>2534 Zerapii <text:s text:c="13"/>C411774-A Ic Na Pi <text:s text:c="18"/>{ 1 } <text:s/>(D6A-1) [5838] BD <text:s text:c="2"/>S <text:s/>- 822 12 ImDv M1 V <text:s text:c="10"/></text:p>
          </table:table-cell>
          <table:table-cell office:value-type="string">
            <text:p>253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2536</text:p>
          </table:table-cell>
          <table:table-cell office:value-type="string">
            <text:p>2536 Linissa <text:s text:c="13"/>E200777-8 Na Va Pi <text:s text:c="18"/>{ -2 } (A66-2) [7558] BD <text:s text:c="2"/>- <text:s/>- 710 12 ImDv G9 V <text:s text:c="10"/></text:p>
          </table:table-cell>
          <table:table-cell office:value-type="string">
            <text:p>253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2539</text:p>
          </table:table-cell>
          <table:table-cell office:value-type="string">
            <text:p>2539 Nunaat <text:s text:c="14"/>B624248-C Lo <text:s text:c="24"/>{ 1 } <text:s/>(A11+1) [235C] B <text:s text:c="3"/>N <text:s/>- 924 9 <text:s/>ImDv M0 V <text:s text:c="10"/></text:p>
          </table:table-cell>
          <table:table-cell office:value-type="string">
            <text:p>2539</text:p>
          </table:table-cell>
          <table:table-cell table:number-columns-repeated="1021"/>
        </table:table-row>
        <table:table-row table:style-name="ro2">
          <table:table-cell office:value-type="string">
            <text:p>2540</text:p>
          </table:table-cell>
          <table:table-cell office:value-type="string">
            <text:p>2540 Kalaalit <text:s text:c="12"/>A7698B9-D Ri Ph Pz <text:s text:c="18"/>{ 3 } <text:s/>(B7E+4) [9B6E] BCe <text:s/>N <text:s/>A 510 6 <text:s/>ImDv M3 V <text:s text:c="10"/></text:p>
          </table:table-cell>
          <table:table-cell office:value-type="string">
            <text:p>254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7.0.-1</text:p>
          </table:table-cell>
          <table:table-cell office:value-type="string">
            <text:p>6.4.2</text:p>
          </table:table-cell>
          <table:table-cell table:number-columns-repeated="1016"/>
        </table:table-row>
        <table:table-row table:style-name="ro2">
          <table:table-cell office:value-type="string">
            <text:p>2631</text:p>
          </table:table-cell>
          <table:table-cell office:value-type="string">
            <text:p>2631 Kane <text:s text:c="16"/>E789ABE-A Hi Pz <text:s text:c="21"/>{ 1 } <text:s/>(H9B+5) [EB9E] BE <text:s text:c="2"/>- <text:s/>A 723 10 ImDv K9 V <text:s text:c="10"/></text:p>
          </table:table-cell>
          <table:table-cell office:value-type="string">
            <text:p>2631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string">
            <text:p>11.5.2</text:p>
          </table:table-cell>
          <table:table-cell office:value-type="string">
            <text:p>13.4.1</text:p>
          </table:table-cell>
          <table:table-cell office:value-type="string">
            <text:p>8.3.-2</text:p>
          </table:table-cell>
          <table:table-cell table:number-columns-repeated="1015"/>
        </table:table-row>
        <table:table-row table:style-name="ro2">
          <table:table-cell office:value-type="string">
            <text:p>2634</text:p>
          </table:table-cell>
          <table:table-cell office:value-type="string">
            <text:p>2634 Wakarsat <text:s text:c="12"/>B68A789-B Ri Wa <text:s text:c="21"/>{ 3 } <text:s/>(E6D+4) [8A6C] BC <text:s text:c="2"/>N <text:s/>- 814 13 ImDv M0 V <text:s text:c="10"/></text:p>
          </table:table-cell>
          <table:table-cell office:value-type="string">
            <text:p>263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2636</text:p>
          </table:table-cell>
          <table:table-cell office:value-type="string">
            <text:p>2636 Kakadan <text:s text:c="13"/>A9C7400-F Fl Ni <text:s text:c="21"/>{ 1 } <text:s/>(734-3) [151A] B <text:s text:c="3"/>N <text:s/>- 601 8 <text:s/>ImDv M2 V <text:s text:c="10"/></text:p>
          </table:table-cell>
          <table:table-cell office:value-type="string">
            <text:p>2636</text:p>
          </table:table-cell>
          <table:table-cell table:number-columns-repeated="1021"/>
        </table:table-row>
        <table:table-row table:style-name="ro2">
          <table:table-cell office:value-type="string">
            <text:p>2637</text:p>
          </table:table-cell>
          <table:table-cell office:value-type="string">
            <text:p>2637 Akon <text:s text:c="16"/>A56358A-D Ni Pr <text:s text:c="21"/>{ 1 } <text:s/>(A45+3) [767F] Bc <text:s text:c="2"/>N <text:s/>- 703 10 ImDv K4 V M1 V <text:s text:c="5"/></text:p>
          </table:table-cell>
          <table:table-cell office:value-type="string">
            <text:p>2637</text:p>
          </table:table-cell>
          <table:table-cell table:number-columns-repeated="1021"/>
        </table:table-row>
        <table:table-row table:style-name="ro2">
          <table:table-cell office:value-type="string">
            <text:p>2640</text:p>
          </table:table-cell>
          <table:table-cell office:value-type="string">
            <text:p>2640 Statia <text:s text:c="14"/>B300440-D Ni Va <text:s text:c="21"/>{ 1 } <text:s/>(734-3) [1518] B <text:s text:c="3"/>- <text:s/>- 310 13 ImDv M1 V <text:s text:c="10"/></text:p>
          </table:table-cell>
          <table:table-cell office:value-type="string">
            <text:p>2640</text:p>
          </table:table-cell>
          <table:table-cell table:number-columns-repeated="1021"/>
        </table:table-row>
        <table:table-row table:style-name="ro2">
          <table:table-cell office:value-type="string">
            <text:p>2732</text:p>
          </table:table-cell>
          <table:table-cell office:value-type="string">
            <text:p>2732 Dnak'kritz <text:s text:c="10"/>D582758-7 Ri <text:s text:c="24"/>{ -1 } (967-1) [7657] BC <text:s text:c="2"/>S <text:s/>- 104 7 <text:s/>ImDv G0 V M2 V <text:s text:c="5"/></text:p>
          </table:table-cell>
          <table:table-cell office:value-type="string">
            <text:p>273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2733</text:p>
          </table:table-cell>
          <table:table-cell office:value-type="string">
            <text:p>2733 Jarmat <text:s text:c="14"/>A310122-D Lo <text:s text:c="24"/>{ 1 } <text:s/>(811-3) [1219] B <text:s text:c="3"/>- <text:s/>- 614 9 <text:s/>ImDv M0 V <text:s text:c="10"/></text:p>
          </table:table-cell>
          <table:table-cell office:value-type="string">
            <text:p>2733</text:p>
          </table:table-cell>
          <table:table-cell table:number-columns-repeated="1021"/>
        </table:table-row>
        <table:table-row table:style-name="ro2">
          <table:table-cell office:value-type="string">
            <text:p>2734</text:p>
          </table:table-cell>
          <table:table-cell office:value-type="string">
            <text:p>2734 Rambant <text:s text:c="13"/>B310113-C Lo <text:s text:c="24"/>{ 1 } <text:s/>(711-2) [1229] B <text:s text:c="3"/>- <text:s/>- 104 11 ImDv F4 V K0 V <text:s text:c="5"/></text:p>
          </table:table-cell>
          <table:table-cell office:value-type="string">
            <text:p>2734</text:p>
          </table:table-cell>
          <table:table-cell table:number-columns-repeated="1021"/>
        </table:table-row>
        <table:table-row table:style-name="ro2">
          <table:table-cell office:value-type="string">
            <text:p>2737</text:p>
          </table:table-cell>
          <table:table-cell office:value-type="string">
            <text:p>2737 Kesali <text:s text:c="14"/>B2009AB-E Hi In Na Va Pz <text:s text:c="12"/>{ 4 } <text:s/>(E8G+5) [BD7G] BEf <text:s/>N <text:s/>A 503 6 <text:s/>ImDv M3 V <text:s text:c="10"/></text:p>
          </table:table-cell>
          <table:table-cell office:value-type="string">
            <text:p>2737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8.1.-2</text:p>
          </table:table-cell>
          <table:table-cell office:value-type="string">
            <text:p>5.3.0</text:p>
          </table:table-cell>
          <table:table-cell office:value-type="string">
            <text:p>11.5.2</text:p>
          </table:table-cell>
          <table:table-cell table:number-columns-repeated="1015"/>
        </table:table-row>
        <table:table-row table:style-name="ro2">
          <table:table-cell office:value-type="string">
            <text:p>2738</text:p>
          </table:table-cell>
          <table:table-cell office:value-type="string">
            <text:p>2738 Tepmaa <text:s text:c="14"/>B410251-D Lo <text:s text:c="24"/>{ 1 } <text:s/>(911-3) [1319] B <text:s text:c="3"/>S <text:s/>- 323 12 ImDv M0 V <text:s text:c="10"/></text:p>
          </table:table-cell>
          <table:table-cell office:value-type="string">
            <text:p>2738</text:p>
          </table:table-cell>
          <table:table-cell table:number-columns-repeated="1021"/>
        </table:table-row>
        <table:table-row table:style-name="ro2">
          <table:table-cell office:value-type="string">
            <text:p>2739</text:p>
          </table:table-cell>
          <table:table-cell office:value-type="string">
            <text:p>2739 Sg'aa <text:s text:c="15"/>AAB5895-D Fl Ph <text:s text:c="21"/>{ 2 } <text:s/>(E7D+1) [6A3B] Be <text:s text:c="2"/>- <text:s/>- 613 11 ImDv K6 V M4 V <text:s text:c="5"/></text:p>
          </table:table-cell>
          <table:table-cell office:value-type="string">
            <text:p>2739</text:p>
          </table:table-cell>
          <table:table-cell/>
          <table:table-cell office:value-type="float" office:value="15">
            <text:p>15</text:p>
          </table:table-cell>
          <table:table-cell table:number-columns-repeated="1019"/>
        </table:table-row>
        <table:table-row table:style-name="ro2">
          <table:table-cell office:value-type="string">
            <text:p>2740</text:p>
          </table:table-cell>
          <table:table-cell office:value-type="string">
            <text:p>2740 P'ginzh <text:s text:c="13"/>C554567-9 Ag Ni O:2839 <text:s text:c="14"/>{ 0 } <text:s/>(844+1) [5559] BC <text:s text:c="2"/>S <text:s/>- 710 14 ImDv M2 V <text:s text:c="10"/></text:p>
          </table:table-cell>
          <table:table-cell office:value-type="string">
            <text:p>2740</text:p>
          </table:table-cell>
          <table:table-cell table:number-columns-repeated="1021"/>
        </table:table-row>
        <table:table-row table:style-name="ro2">
          <table:table-cell office:value-type="string">
            <text:p>2831</text:p>
          </table:table-cell>
          <table:table-cell office:value-type="string">
            <text:p>2831 Kiimzhal <text:s text:c="12"/>C55455A-A Ag Ni <text:s text:c="21"/>{ 1 } <text:s/>(845+3) [767C] BC <text:s text:c="2"/>- <text:s/>- 801 8 <text:s/>ImDv M3 V M7 V <text:s text:c="5"/></text:p>
          </table:table-cell>
          <table:table-cell office:value-type="string">
            <text:p>2831</text:p>
          </table:table-cell>
          <table:table-cell table:number-columns-repeated="1021"/>
        </table:table-row>
        <table:table-row table:style-name="ro2">
          <table:table-cell office:value-type="string">
            <text:p>2832</text:p>
          </table:table-cell>
          <table:table-cell office:value-type="string">
            <text:p>2832 Telkaa <text:s text:c="14"/>C635515-A Ni <text:s text:c="24"/>{ 0 } <text:s/>(A44-2) [3538] B <text:s text:c="3"/>- <text:s/>- 721 10 ImDv M2 V K3 V K3 V </text:p>
          </table:table-cell>
          <table:table-cell office:value-type="string">
            <text:p>2832</text:p>
          </table:table-cell>
          <table:table-cell table:number-columns-repeated="1021"/>
        </table:table-row>
        <table:table-row table:style-name="ro2">
          <table:table-cell office:value-type="string">
            <text:p>2836</text:p>
          </table:table-cell>
          <table:table-cell office:value-type="string">
            <text:p>2836 Inushir <text:s text:c="13"/>E989ADE-7 Hi Pz <text:s text:c="21"/>{ -1 } (C98+3) [E99B] BE <text:s text:c="2"/>- <text:s/>A 623 17 ImDv K0 V <text:s text:c="10"/></text:p>
          </table:table-cell>
          <table:table-cell office:value-type="string">
            <text:p>2836</text:p>
          </table:table-cell>
          <table:table-cell/>
          <table:table-cell office:value-type="float" office:value="500">
            <text:p>500</text:p>
          </table:table-cell>
          <table:table-cell table:number-columns-repeated="1019"/>
        </table:table-row>
        <table:table-row table:style-name="ro2">
          <table:table-cell office:value-type="string">
            <text:p>2839</text:p>
          </table:table-cell>
          <table:table-cell office:value-type="string">
            <text:p>2839 Zombagu <text:s text:c="13"/>A684730-B Ag Ri An <text:s text:c="18"/>{ 4 } <text:s/>(F6E+1) [2B16] BCf <text:s/>- <text:s/>- 924 9 <text:s/>ImDv F7 V <text:s text:c="10"/></text:p>
          </table:table-cell>
          <table:table-cell office:value-type="string">
            <text:p>2839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2931</text:p>
          </table:table-cell>
          <table:table-cell office:value-type="string">
            <text:p>2931 Icuspin <text:s text:c="13"/>A200976-F Hi In Na Va Cp <text:s text:c="12"/>{ 4 } <text:s/>(D8G+3) [8D4E] BEF <text:s/>- <text:s/>- 820 13 ImDv M2 V <text:s text:c="10"/></text:p>
          </table:table-cell>
          <table:table-cell office:value-type="string">
            <text:p>293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5.0.0</text:p>
          </table:table-cell>
          <table:table-cell office:value-type="string">
            <text:p>7.3.-1</text:p>
          </table:table-cell>
          <table:table-cell office:value-type="string">
            <text:p>7.4.-2</text:p>
          </table:table-cell>
          <table:table-cell table:number-columns-repeated="1015"/>
        </table:table-row>
        <table:table-row table:style-name="ro2">
          <table:table-cell office:value-type="string">
            <text:p>2932</text:p>
          </table:table-cell>
          <table:table-cell office:value-type="string">
            <text:p>2932 Zanski <text:s text:c="14"/>B585530-B Ag Ni Pr <text:s text:c="18"/>{ 3 } <text:s/>(A47-1) [1816] BcC <text:s/>NW - 421 12 ImDv M3 V <text:s text:c="10"/></text:p>
          </table:table-cell>
          <table:table-cell office:value-type="string">
            <text:p>2932</text:p>
          </table:table-cell>
          <table:table-cell table:number-columns-repeated="1021"/>
        </table:table-row>
        <table:table-row table:style-name="ro2">
          <table:table-cell office:value-type="string">
            <text:p>2633</text:p>
          </table:table-cell>
          <table:table-cell office:value-type="string">
            <text:p>2933 Kanat <text:s text:c="15"/>B567359-B Lo <text:s text:c="24"/>{ 1 } <text:s/>(921+2) [446C] B <text:s text:c="3"/>- <text:s/>- 513 13 ImDv M2 V <text:s text:c="10"/></text:p>
          </table:table-cell>
          <table:table-cell office:value-type="string">
            <text:p>2633</text:p>
          </table:table-cell>
          <table:table-cell table:number-columns-repeated="1021"/>
        </table:table-row>
        <table:table-row table:style-name="ro2">
          <table:table-cell office:value-type="string">
            <text:p>2934</text:p>
          </table:table-cell>
          <table:table-cell office:value-type="string">
            <text:p>2934 Assazak <text:s text:c="13"/>C5908C9-8 De He Ph Pi Pz <text:s text:c="12"/>{ -1 } (B77+1) [9769] BDe <text:s/>- <text:s/>A 401 11 ImDv M1 V <text:s text:c="10"/></text:p>
          </table:table-cell>
          <table:table-cell office:value-type="string">
            <text:p>2934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2936</text:p>
          </table:table-cell>
          <table:table-cell office:value-type="string">
            <text:p>2936 Elafdt <text:s text:c="14"/>E200320-8 Lo Va <text:s text:c="21"/>{ -3 } (621-5) [1113] B <text:s text:c="3"/>- <text:s/>- 801 5 <text:s/>ImDv K9 V G0 V M0 V </text:p>
          </table:table-cell>
          <table:table-cell office:value-type="string">
            <text:p>2936</text:p>
          </table:table-cell>
          <table:table-cell table:number-columns-repeated="1021"/>
        </table:table-row>
        <table:table-row table:style-name="ro2">
          <table:table-cell office:value-type="string">
            <text:p>2938</text:p>
          </table:table-cell>
          <table:table-cell office:value-type="string">
            <text:p>2938 Punnari <text:s text:c="13"/>B737358-D Lo RsA <text:s text:c="20"/>{ 1 } <text:s/>(621+1) [345D] B <text:s text:c="3"/>N <text:s/>- 101 13 ImDv M2 V M5 V <text:s text:c="5"/></text:p>
          </table:table-cell>
          <table:table-cell office:value-type="string">
            <text:p>2938</text:p>
          </table:table-cell>
          <table:table-cell table:number-columns-repeated="1021"/>
        </table:table-row>
        <table:table-row table:style-name="ro2">
          <table:table-cell office:value-type="string">
            <text:p>2939</text:p>
          </table:table-cell>
          <table:table-cell office:value-type="string">
            <text:p>2939 Teralvar <text:s text:c="12"/>C585563-9 Ag Ni Pr O:2839 <text:s text:c="11"/>{ 0 } <text:s/>(844-3) [2526] BcC <text:s/>S <text:s/>- 701 7 <text:s/>ImDv G3 V M8 V <text:s text:c="5"/></text:p>
          </table:table-cell>
          <table:table-cell office:value-type="string">
            <text:p>2939</text:p>
          </table:table-cell>
          <table:table-cell table:number-columns-repeated="1021"/>
        </table:table-row>
        <table:table-row table:style-name="ro2">
          <table:table-cell office:value-type="string">
            <text:p>3031</text:p>
          </table:table-cell>
          <table:table-cell office:value-type="string">
            <text:p>3031 New Salen <text:s text:c="11"/>C202974-C Hi Ic In Na Va <text:s text:c="12"/>{ 3 } <text:s/>(D8E+1) [7C3A] BE <text:s text:c="2"/>- <text:s/>- 920 13 ImDv M2 V <text:s text:c="10"/></text:p>
          </table:table-cell>
          <table:table-cell office:value-type="string">
            <text:p>3031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4.5.-1</text:p>
          </table:table-cell>
          <table:table-cell office:value-type="string">
            <text:p>7.3.1</text:p>
          </table:table-cell>
          <table:table-cell table:number-columns-repeated="1016"/>
        </table:table-row>
        <table:table-row table:style-name="ro2">
          <table:table-cell office:value-type="string">
            <text:p>3032</text:p>
          </table:table-cell>
          <table:table-cell office:value-type="string">
            <text:p>3032 Matuyama <text:s text:c="12"/>C540899-8 De He Po Ph Pi <text:s text:c="12"/>{ -1 } (F77+1) [9769] BDe <text:s/>- <text:s/>- 323 8 <text:s/>ImDv G0 V M0 V <text:s text:c="5"/></text:p>
          </table:table-cell>
          <table:table-cell office:value-type="string">
            <text:p>3032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3035</text:p>
          </table:table-cell>
          <table:table-cell office:value-type="string">
            <text:p>3035 Zhanora <text:s text:c="13"/>D651754-7 Po <text:s text:c="24"/>{ -2 } (966-4) [5535] B <text:s text:c="3"/>S <text:s/>- 101 7 <text:s/>ImDv G2 V M3 V <text:s text:c="5"/></text:p>
          </table:table-cell>
          <table:table-cell office:value-type="string">
            <text:p>303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3037</text:p>
          </table:table-cell>
          <table:table-cell office:value-type="string">
            <text:p>3037 Raanbazziil <text:s text:c="9"/>A428334-E Lo <text:s text:c="24"/>{ 1 } <text:s/>(621-1) [143C] B <text:s text:c="3"/>N <text:s/>- 110 10 ImDv M0 V <text:s text:c="10"/></text:p>
          </table:table-cell>
          <table:table-cell office:value-type="string">
            <text:p>3037</text:p>
          </table:table-cell>
          <table:table-cell table:number-columns-repeated="1021"/>
        </table:table-row>
        <table:table-row table:style-name="ro2">
          <table:table-cell office:value-type="string">
            <text:p>3039</text:p>
          </table:table-cell>
          <table:table-cell office:value-type="string">
            <text:p>3039 Gilnat Paz <text:s text:c="10"/>A535300-E Lo <text:s text:c="24"/>{ 1 } <text:s/>(821-3) [1419] B <text:s text:c="3"/>- <text:s/>- 721 11 ImDv M1 V <text:s text:c="10"/></text:p>
          </table:table-cell>
          <table:table-cell office:value-type="string">
            <text:p>3039</text:p>
          </table:table-cell>
          <table:table-cell table:number-columns-repeated="1021"/>
        </table:table-row>
        <table:table-row table:style-name="ro2">
          <table:table-cell office:value-type="string">
            <text:p>3131</text:p>
          </table:table-cell>
          <table:table-cell office:value-type="string">
            <text:p>3131 Maamibrin <text:s text:c="11"/>B5629CA-C Hi Pr Pz <text:s text:c="18"/>{ 3 } <text:s/>(D8E+5) [BC7E] BcE <text:s/>- <text:s/>A 120 13 ImDv F7 V <text:s text:c="10"/></text:p>
          </table:table-cell>
          <table:table-cell office:value-type="string">
            <text:p>3131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5.4.0</text:p>
          </table:table-cell>
          <table:table-cell office:value-type="string">
            <text:p>5.3.-2</text:p>
          </table:table-cell>
          <table:table-cell table:number-columns-repeated="1016"/>
        </table:table-row>
        <table:table-row table:style-name="ro2">
          <table:table-cell office:value-type="string">
            <text:p>3134</text:p>
          </table:table-cell>
          <table:table-cell office:value-type="string">
            <text:p>3134 Toborit <text:s text:c="13"/>C424664-8 Ni O:2931 <text:s text:c="17"/>{ -2 } (C52-4) [4436] B <text:s text:c="3"/>- <text:s/>- 322 10 ImDv M2 V <text:s text:c="10"/></text:p>
          </table:table-cell>
          <table:table-cell office:value-type="string">
            <text:p>3134</text:p>
          </table:table-cell>
          <table:table-cell table:number-columns-repeated="1021"/>
        </table:table-row>
        <table:table-row table:style-name="ro2">
          <table:table-cell office:value-type="string">
            <text:p>3135</text:p>
          </table:table-cell>
          <table:table-cell office:value-type="string">
            <text:p>3135 Debekov <text:s text:c="13"/>B572305-B He Lo <text:s text:c="21"/>{ 1 } <text:s/>(621-1) [1439] B <text:s text:c="3"/>N <text:s/>- 901 11 ImDv M2 V <text:s text:c="10"/></text:p>
          </table:table-cell>
          <table:table-cell office:value-type="string">
            <text:p>3135</text:p>
          </table:table-cell>
          <table:table-cell table:number-columns-repeated="1021"/>
        </table:table-row>
        <table:table-row table:style-name="ro2">
          <table:table-cell office:value-type="string">
            <text:p>3137</text:p>
          </table:table-cell>
          <table:table-cell office:value-type="string">
            <text:p>3137 Alleman <text:s text:c="13"/>A200555-F Ni Va <text:s text:c="21"/>{ 1 } <text:s/>(945-1) [363D] B <text:s text:c="3"/>- <text:s/>- 702 13 ImDv K6 III K1 V <text:s text:c="3"/></text:p>
          </table:table-cell>
          <table:table-cell office:value-type="string">
            <text:p>3137</text:p>
          </table:table-cell>
          <table:table-cell table:number-columns-repeated="1021"/>
        </table:table-row>
        <table:table-row table:style-name="ro2">
          <table:table-cell office:value-type="string">
            <text:p>3138</text:p>
          </table:table-cell>
          <table:table-cell office:value-type="string">
            <text:p>3138 Nasaa <text:s text:c="15"/>E425545-9 Ni <text:s text:c="24"/>{ -2 } (942-4) [3337] B <text:s text:c="3"/>- <text:s/>- 320 13 ImDv G8 V <text:s text:c="10"/></text:p>
          </table:table-cell>
          <table:table-cell office:value-type="string">
            <text:p>3138</text:p>
          </table:table-cell>
          <table:table-cell table:number-columns-repeated="1021"/>
        </table:table-row>
        <table:table-row table:style-name="ro2">
          <table:table-cell office:value-type="string">
            <text:p>3140</text:p>
          </table:table-cell>
          <table:table-cell office:value-type="string">
            <text:p>3140 Zana <text:s text:c="16"/>E653546-7 Ni Po <text:s text:c="21"/>{ -3 } (741-4) [4246] B <text:s text:c="3"/>- <text:s/>- 310 8 <text:s/>ImDv K0 V M2 V <text:s text:c="5"/></text:p>
          </table:table-cell>
          <table:table-cell office:value-type="string">
            <text:p>3140</text:p>
          </table:table-cell>
          <table:table-cell table:number-columns-repeated="1021"/>
        </table:table-row>
        <table:table-row table:style-name="ro2">
          <table:table-cell office:value-type="string">
            <text:p>3231</text:p>
          </table:table-cell>
          <table:table-cell office:value-type="string">
            <text:p>3231 Vanutappan <text:s text:c="10"/>B547547-B Ag Ni <text:s text:c="21"/>{ 2 } <text:s/>(D46+2) [575B] BC <text:s text:c="2"/>- <text:s/>- 624 14 ImDv F7 V M9 V <text:s text:c="5"/></text:p>
          </table:table-cell>
          <table:table-cell office:value-type="string">
            <text:p>3231</text:p>
          </table:table-cell>
          <table:table-cell table:number-columns-repeated="1021"/>
        </table:table-row>
        <table:table-row table:style-name="ro2">
          <table:table-cell office:value-type="string">
            <text:p>3232</text:p>
          </table:table-cell>
          <table:table-cell office:value-type="string">
            <text:p>3232 Tamayo <text:s text:c="14"/>A779568-C Ni O:2931 <text:s text:c="17"/>{ 1 } <text:s/>(845+1) [565C] B <text:s text:c="3"/>- <text:s/>- 601 11 ImDv M0 V G6 V M6 V </text:p>
          </table:table-cell>
          <table:table-cell office:value-type="string">
            <text:p>3232</text:p>
          </table:table-cell>
          <table:table-cell table:number-columns-repeated="1021"/>
        </table:table-row>
        <table:table-row table:style-name="ro2">
          <table:table-cell office:value-type="string">
            <text:p>3235</text:p>
          </table:table-cell>
          <table:table-cell office:value-type="string">
            <text:p>3235 Debort <text:s text:c="14"/>B581778-A Ri <text:s text:c="24"/>{ 3 } <text:s/>(A6C+3) [7A5A] BC <text:s text:c="2"/>N <text:s/>- 510 14 ImDv F9 V G4 V <text:s text:c="5"/></text:p>
          </table:table-cell>
          <table:table-cell office:value-type="string">
            <text:p>323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3237</text:p>
          </table:table-cell>
          <table:table-cell office:value-type="string">
            <text:p>3237 Zhannag <text:s text:c="13"/>C534373-A Lo <text:s text:c="24"/>{ 0 } <text:s/>(C21-3) [1327] B <text:s text:c="3"/>S <text:s/>- 634 13 ImDv G8 V <text:s text:c="10"/></text:p>
          </table:table-cell>
          <table:table-cell office:value-type="string">
            <text:p>3237</text:p>
          </table:table-cell>
          <table:table-cell table:number-columns-repeated="1021"/>
        </table:table-row>
        <table:table-row table:style-name="ro2">
          <table:table-cell office:value-type="string">
            <text:p>3238</text:p>
          </table:table-cell>
          <table:table-cell office:value-type="string">
            <text:p>3238 Lamiina <text:s text:c="13"/>E768330-7 Lo <text:s text:c="24"/>{ -3 } (521-5) [1112] B <text:s text:c="3"/>- <text:s/>- 313 12 ImDv K0 V K1 V <text:s text:c="5"/></text:p>
          </table:table-cell>
          <table:table-cell office:value-type="string">
            <text:p>3238</text:p>
          </table:table-cell>
          <table:table-cell table:number-columns-repeated="1021"/>
        </table:table-row>
        <table:table-row table:style-name="ro2">
          <table:table-cell office:value-type="string">
            <text:p>3239</text:p>
          </table:table-cell>
          <table:table-cell office:value-type="string">
            <text:p>3239 Lannazol <text:s text:c="12"/>D845110-7 Lo <text:s text:c="24"/>{ -3 } (311-5) [1112] B <text:s text:c="3"/>S <text:s/>- 301 12 ImDv M3 V <text:s text:c="10"/></text:p>
          </table:table-cell>
          <table:table-cell table:style-name="ce16" office:value-type="string">
            <text:p>3239</text:p>
          </table:table-cell>
          <table:table-cell table:style-name="ce18" table:number-columns-repeated="6"/>
          <table:table-cell table:style-name="ce12" table:number-columns-repeated="3"/>
          <table:table-cell table:number-columns-repeated="101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odores" table:style-name="ta1" table:print="false"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default-cell-style-name="ce8"/>
        <table:table-column table:style-name="co11" table:number-columns-repeated="13" table:default-cell-style-name="ce4"/>
        <table:table-column table:style-name="co7" table:number-columns-repeated="1002" table:default-cell-style-name="ce4"/>
        <table:table-column table:style-name="co7" table:number-columns-repeated="5" table:default-cell-style-name="Default"/>
        <table:table-row table:style-name="ro2">
          <table:table-cell table:style-name="ce5"/>
          <table:table-cell table:style-name="ce8" office:value-type="string">
            <text:p>Prec</text:p>
          </table:table-cell>
          <table:table-cell office:value-type="string">
            <text:p>PF</text:p>
          </table:table-cell>
          <table:table-cell office:value-type="string">
            <text:p>TF</text:p>
          </table:table-cell>
          <table:table-cell table:style-name="ce8" table:number-columns-repeated="1015"/>
          <table:table-cell table:number-columns-repeated="5"/>
        </table:table-row>
        <table:table-row table:style-name="ro2">
          <table:table-cell table:style-name="ce5" office:value-type="string">
            <text:p>2533 Aki(TL10) 1 Ukkemkuukeu</text:p>
          </table:table-cell>
          <table:table-cell table:style-name="Default" table:number-columns-repeated="3"/>
          <table:table-cell table:style-name="ce8" table:number-columns-repeated="1015"/>
          <table:table-cell table:number-columns-repeated="5"/>
        </table:table-row>
        <table:table-row table:style-name="ro2">
          <table:table-cell table:style-name="ce5" office:value-type="string">
            <text:p>Gov F - Totalitarian Oligarchy 1000 SDBs</text:p>
          </table:table-cell>
          <table:table-cell table:style-name="Default" table:number-columns-repeated="3"/>
          <table:table-cell table:style-name="ce8" table:number-columns-repeated="1015"/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2</text:p>
          </table:table-cell>
          <table:table-cell table:number-columns-repeated="1023"/>
        </table:table-row>
        <table:table-row table:style-name="ro2">
          <table:table-cell office:value-type="string">
            <text:p>3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5" office:value-type="string">
            <text:p>2540 Kalaalit (TL13) 2 Shiki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3">
          <table:table-cell table:style-name="ce5" office:value-type="string">
            <text:p>Gov B - Non-Charismatic Dictatorship 15 SDBs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2</text:p>
          </table:table-cell>
          <table:table-cell table:number-columns-repeated="1023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style-name="ce5" office:value-type="string">
            <text:p>2631 Kane (TL 10) 3 Lumi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3">
          <table:table-cell table:style-name="ce5" office:value-type="string">
            <text:p>Gov B - Non-Charismatic Dictatorship 15 SDBs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2</text:p>
          </table:table-cell>
          <table:table-cell table:number-columns-repeated="1023"/>
        </table:table-row>
        <table:table-row table:style-name="ro2">
          <table:table-cell office:value-type="string">
            <text:p>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2737 Kesali (TL 14) 4 Ankumziirni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2">
          <table:table-cell table:style-name="ce5" office:value-type="string">
            <text:p>Gov A - Charismatic Dictatorship 150 SDBs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2</text:p>
          </table:table-cell>
          <table:table-cell table:number-columns-repeated="1023"/>
        </table:table-row>
        <table:table-row table:style-name="ro2">
          <table:table-cell office:value-type="string">
            <text:p>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>
            <text:p>2931 Icuspin (TL 15) 5 Muushmushnaekshisham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2">
          <table:table-cell table:style-name="ce5" office:value-type="string">
            <text:p>Gov 7 – Balkanization 200 SDBs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2</text:p>
          </table:table-cell>
          <table:table-cell table:number-columns-repeated="1023"/>
        </table:table-row>
        <table:table-row table:style-name="ro2">
          <table:table-cell office:value-type="string">
            <text:p>3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5" office:value-type="string">
            <text:p>3031 New Salen (TL 12) 6 Biialgiukhpig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2">
          <table:table-cell table:style-name="ce5" office:value-type="string">
            <text:p>Gov 7 – Balkanization 120 SDBs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2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5" office:value-type="string">
            <text:p>3131 Mammibrin (TL 12) 7 Imzir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style-name="ce1" table:number-columns-repeated="5"/>
        </table:table-row>
        <table:table-row table:style-name="ro2">
          <table:table-cell table:style-name="ce5" office:value-type="string">
            <text:p>Gov C - Charismatic Oligarchy 120 SDBs</text:p>
          </table:table-cell>
          <table:table-cell table:style-name="ce8"/>
          <table:table-cell table:number-columns-repeated="2"/>
          <table:table-cell table:style-name="ce8" table:number-columns-repeated="1015"/>
          <table:table-cell table:style-name="ce1"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9" table:number-columns-repeated="2"/>
          <table:table-cell table:style-name="ce7" table:number-columns-repeated="1015"/>
          <table:table-cell table:style-name="ce10" table:number-columns-repeated="5"/>
        </table:table-row>
        <table:table-row table:style-name="ro2">
          <table:table-cell table:number-columns-repeated="1024"/>
        </table:table-row>
        <table:table-row table:style-name="ro2" table:number-rows-repeated="10">
          <table:table-cell table:style-name="Default" table:number-columns-repeated="1019"/>
          <table:table-cell table:number-columns-repeated="5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8" table:number-columns-repeated="2"/>
          <table:table-cell table:number-columns-repeated="2"/>
          <table:table-cell table:style-name="ce8" table:number-columns-repeated="1015"/>
          <table:table-cell table:number-columns-repeated="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DBsystems" table:style-name="ta1" table:print="false">
        <table:table-column table:style-name="co7" table:number-columns-repeated="2" table:default-cell-style-name="Default"/>
        <table:table-row table:style-name="ro2">
          <table:table-cell office:value-type="string">
            <text:p>HEX</text:p>
          </table:table-cell>
          <table:table-cell office:value-type="string">
            <text:p>SDBs</text:p>
          </table:table-cell>
        </table:table-row>
        <table:table-row table:style-name="ro2">
          <table:table-cell office:value-type="float" office:value="2533">
            <text:p>2533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float" office:value="2534">
            <text:p>25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32">
            <text:p>27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37">
            <text:p>2737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739">
            <text:p>2739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836">
            <text:p>2836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2839">
            <text:p>28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31">
            <text:p>293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2934">
            <text:p>29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3032">
            <text:p>303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035">
            <text:p>303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31">
            <text:p>3131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</table:table-row>
      </table:table>
      <table:table table:name="Year" table:style-name="ta1" table:print="false">
        <table:table-column table:style-name="co12" table:default-cell-style-name="ce11"/>
        <table:table-column table:style-name="co13" table:number-columns-repeated="18" table:default-cell-style-name="ce11"/>
        <table:table-column table:style-name="co7" table:number-columns-repeated="1005" table:default-cell-style-name="ce11"/>
        <table:table-row table:style-name="ro2">
          <table:table-cell table:style-name="Default" table:number-columns-repeated="1024"/>
        </table:table-row>
        <table:table-row table:style-name="ro2">
          <table:table-cell table:style-name="Default" office:value-type="string">
            <text:p>ID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7.2">
            <text:p>7.2</text:p>
          </table:table-cell>
          <table:table-cell table:style-name="ce1" table:number-columns-repeated="1004"/>
          <table:table-cell table:style-name="Default"/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string">
            <text:p>R:2533</text:p>
          </table:table-cell>
          <table:table-cell table:number-columns-repeated="2" office:value-type="string">
            <text:p>R:2540</text:p>
          </table:table-cell>
          <table:table-cell table:number-columns-repeated="3" office:value-type="string">
            <text:p>R:2631</text:p>
          </table:table-cell>
          <table:table-cell table:number-columns-repeated="3" office:value-type="string">
            <text:p>R:2737</text:p>
          </table:table-cell>
          <table:table-cell table:number-columns-repeated="3" office:value-type="string">
            <text:p>R:2931</text:p>
          </table:table-cell>
          <table:table-cell table:number-columns-repeated="2" office:value-type="string">
            <text:p>R:3031</text:p>
          </table:table-cell>
          <table:table-cell table:number-columns-repeated="2" office:value-type="string">
            <text:p>R:3131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float" office:value="2">
            <text:p>2</text:p>
          </table:table-cell>
          <table:table-cell table:number-columns-repeated="1023"/>
        </table:table-row>
        <table:table-row table:style-name="ro2">
          <table:table-cell office:value-type="float" office:value="3">
            <text:p>3</text:p>
          </table:table-cell>
          <table:table-cell table:number-columns-repeated="1023"/>
        </table:table-row>
        <table:table-row table:style-name="ro2">
          <table:table-cell office:value-type="float" office:value="4">
            <text:p>4</text:p>
          </table:table-cell>
          <table:table-cell table:number-columns-repeated="1023"/>
        </table:table-row>
        <table:table-row table:style-name="ro2">
          <table:table-cell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float" office:value="6">
            <text:p>6</text:p>
          </table:table-cell>
          <table:table-cell table:number-columns-repeated="1023"/>
        </table:table-row>
        <table:table-row table:style-name="ro2">
          <table:table-cell office:value-type="float" office:value="7">
            <text:p>7</text:p>
          </table:table-cell>
          <table:table-cell table:number-columns-repeated="1023"/>
        </table:table-row>
        <table:table-row table:style-name="ro2">
          <table:table-cell office:value-type="float" office:value="8">
            <text:p>8</text:p>
          </table:table-cell>
          <table:table-cell table:number-columns-repeated="1023"/>
        </table:table-row>
        <table:table-row table:style-name="ro2">
          <table:table-cell office:value-type="float" office:value="9">
            <text:p>9</text:p>
          </table:table-cell>
          <table:table-cell table:number-columns-repeated="1023"/>
        </table:table-row>
        <table:table-row table:style-name="ro2">
          <table:table-cell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float" office:value="11">
            <text:p>11</text:p>
          </table:table-cell>
          <table:table-cell table:number-columns-repeated="1023"/>
        </table:table-row>
        <table:table-row table:style-name="ro2">
          <table:table-cell office:value-type="float" office:value="12">
            <text:p>12</text:p>
          </table:table-cell>
          <table:table-cell table:number-columns-repeated="1023"/>
        </table:table-row>
        <table:table-row table:style-name="ro2">
          <table:table-cell office:value-type="float" office:value="13">
            <text:p>13</text:p>
          </table:table-cell>
          <table:table-cell table:number-columns-repeated="1023"/>
        </table:table-row>
        <table:table-row table:style-name="ro2">
          <table:table-cell office:value-type="float" office:value="14">
            <text:p>14</text:p>
          </table:table-cell>
          <table:table-cell table:number-columns-repeated="1023"/>
        </table:table-row>
        <table:table-row table:style-name="ro2">
          <table:table-cell office:value-type="float" office:value="15">
            <text:p>15</text:p>
          </table:table-cell>
          <table:table-cell table:number-columns-repeated="1023"/>
        </table:table-row>
        <table:table-row table:style-name="ro2">
          <table:table-cell office:value-type="float" office:value="16">
            <text:p>16</text:p>
          </table:table-cell>
          <table:table-cell table:number-columns-repeated="1023"/>
        </table:table-row>
        <table:table-row table:style-name="ro2">
          <table:table-cell office:value-type="float" office:value="17">
            <text:p>17</text:p>
          </table:table-cell>
          <table:table-cell table:number-columns-repeated="1023"/>
        </table:table-row>
        <table:table-row table:style-name="ro2">
          <table:table-cell office:value-type="float" office:value="18">
            <text:p>18</text:p>
          </table:table-cell>
          <table:table-cell table:number-columns-repeated="1023"/>
        </table:table-row>
        <table:table-row table:style-name="ro2">
          <table:table-cell office:value-type="float" office:value="19">
            <text:p>19</text:p>
          </table:table-cell>
          <table:table-cell table:number-columns-repeated="1023"/>
        </table:table-row>
        <table:table-row table:style-name="ro2">
          <table:table-cell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float" office:value="21">
            <text:p>21</text:p>
          </table:table-cell>
          <table:table-cell table:number-columns-repeated="1023"/>
        </table:table-row>
        <table:table-row table:style-name="ro2">
          <table:table-cell office:value-type="float" office:value="22">
            <text:p>22</text:p>
          </table:table-cell>
          <table:table-cell table:number-columns-repeated="1023"/>
        </table:table-row>
        <table:table-row table:style-name="ro2">
          <table:table-cell office:value-type="float" office:value="23">
            <text:p>23</text:p>
          </table:table-cell>
          <table:table-cell table:number-columns-repeated="1023"/>
        </table:table-row>
        <table:table-row table:style-name="ro2">
          <table:table-cell office:value-type="float" office:value="24">
            <text:p>24</text:p>
          </table:table-cell>
          <table:table-cell table:number-columns-repeated="1023"/>
        </table:table-row>
        <table:table-row table:style-name="ro2">
          <table:table-cell office:value-type="float" office:value="25">
            <text:p>25</text:p>
          </table:table-cell>
          <table:table-cell table:number-columns-repeated="1023"/>
        </table:table-row>
        <table:table-row table:style-name="ro2">
          <table:table-cell office:value-type="float" office:value="26">
            <text:p>26</text:p>
          </table:table-cell>
          <table:table-cell table:number-columns-repeated="1023"/>
        </table:table-row>
        <table:table-row table:style-name="ro2">
          <table:table-cell office:value-type="float" office:value="27">
            <text:p>27</text:p>
          </table:table-cell>
          <table:table-cell table:number-columns-repeated="1023"/>
        </table:table-row>
        <table:table-row table:style-name="ro2">
          <table:table-cell office:value-type="float" office:value="28">
            <text:p>28</text:p>
          </table:table-cell>
          <table:table-cell table:number-columns-repeated="1023"/>
        </table:table-row>
        <table:table-row table:style-name="ro2">
          <table:table-cell office:value-type="float" office:value="29">
            <text:p>29</text:p>
          </table:table-cell>
          <table:table-cell table:number-columns-repeated="1023"/>
        </table:table-row>
        <table:table-row table:style-name="ro2">
          <table:table-cell office:value-type="float" office:value="30">
            <text:p>30</text:p>
          </table:table-cell>
          <table:table-cell table:number-columns-repeated="1023"/>
        </table:table-row>
        <table:table-row table:style-name="ro2">
          <table:table-cell office:value-type="float" office:value="31">
            <text:p>31</text:p>
          </table:table-cell>
          <table:table-cell table:number-columns-repeated="1023"/>
        </table:table-row>
        <table:table-row table:style-name="ro2">
          <table:table-cell office:value-type="float" office:value="32">
            <text:p>32</text:p>
          </table:table-cell>
          <table:table-cell table:number-columns-repeated="1023"/>
        </table:table-row>
        <table:table-row table:style-name="ro2">
          <table:table-cell office:value-type="float" office:value="33">
            <text:p>33</text:p>
          </table:table-cell>
          <table:table-cell table:number-columns-repeated="1023"/>
        </table:table-row>
        <table:table-row table:style-name="ro2">
          <table:table-cell office:value-type="float" office:value="34">
            <text:p>34</text:p>
          </table:table-cell>
          <table:table-cell table:number-columns-repeated="1023"/>
        </table:table-row>
        <table:table-row table:style-name="ro2">
          <table:table-cell office:value-type="float" office:value="35">
            <text:p>35</text:p>
          </table:table-cell>
          <table:table-cell table:number-columns-repeated="1023"/>
        </table:table-row>
        <table:table-row table:style-name="ro2">
          <table:table-cell office:value-type="float" office:value="36">
            <text:p>36</text:p>
          </table:table-cell>
          <table:table-cell table:number-columns-repeated="1023"/>
        </table:table-row>
        <table:table-row table:style-name="ro2">
          <table:table-cell office:value-type="float" office:value="37">
            <text:p>37</text:p>
          </table:table-cell>
          <table:table-cell table:number-columns-repeated="1023"/>
        </table:table-row>
        <table:table-row table:style-name="ro2">
          <table:table-cell office:value-type="float" office:value="38">
            <text:p>38</text:p>
          </table:table-cell>
          <table:table-cell table:number-columns-repeated="1023"/>
        </table:table-row>
        <table:table-row table:style-name="ro2">
          <table:table-cell office:value-type="float" office:value="39">
            <text:p>39</text:p>
          </table:table-cell>
          <table:table-cell table:number-columns-repeated="1023"/>
        </table:table-row>
        <table:table-row table:style-name="ro2">
          <table:table-cell office:value-type="float" office:value="40">
            <text:p>40</text:p>
          </table:table-cell>
          <table:table-cell table:number-columns-repeated="1023"/>
        </table:table-row>
        <table:table-row table:style-name="ro2">
          <table:table-cell office:value-type="float" office:value="41">
            <text:p>41</text:p>
          </table:table-cell>
          <table:table-cell table:number-columns-repeated="1023"/>
        </table:table-row>
        <table:table-row table:style-name="ro2">
          <table:table-cell office:value-type="float" office:value="42">
            <text:p>42</text:p>
          </table:table-cell>
          <table:table-cell table:number-columns-repeated="1023"/>
        </table:table-row>
        <table:table-row table:style-name="ro2">
          <table:table-cell office:value-type="float" office:value="43">
            <text:p>43</text:p>
          </table:table-cell>
          <table:table-cell table:number-columns-repeated="1023"/>
        </table:table-row>
        <table:table-row table:style-name="ro2">
          <table:table-cell office:value-type="float" office:value="44">
            <text:p>44</text:p>
          </table:table-cell>
          <table:table-cell table:number-columns-repeated="1023"/>
        </table:table-row>
        <table:table-row table:style-name="ro2">
          <table:table-cell office:value-type="float" office:value="45">
            <text:p>45</text:p>
          </table:table-cell>
          <table:table-cell table:number-columns-repeated="1023"/>
        </table:table-row>
        <table:table-row table:style-name="ro2">
          <table:table-cell office:value-type="float" office:value="46">
            <text:p>46</text:p>
          </table:table-cell>
          <table:table-cell table:number-columns-repeated="1023"/>
        </table:table-row>
        <table:table-row table:style-name="ro2">
          <table:table-cell office:value-type="float" office:value="47">
            <text:p>47</text:p>
          </table:table-cell>
          <table:table-cell table:number-columns-repeated="1023"/>
        </table:table-row>
        <table:table-row table:style-name="ro2">
          <table:table-cell office:value-type="float" office:value="48">
            <text:p>48</text:p>
          </table:table-cell>
          <table:table-cell table:number-columns-repeated="1023"/>
        </table:table-row>
        <table:table-row table:style-name="ro2">
          <table:table-cell office:value-type="float" office:value="49">
            <text:p>49</text:p>
          </table:table-cell>
          <table:table-cell table:number-columns-repeated="1023"/>
        </table:table-row>
        <table:table-row table:style-name="ro2">
          <table:table-cell office:value-type="float" office:value="50">
            <text:p>50</text:p>
          </table:table-cell>
          <table:table-cell table:number-columns-repeated="1023"/>
        </table:table-row>
        <table:table-row table:style-name="ro2">
          <table:table-cell office:value-type="float" office:value="51">
            <text:p>51</text:p>
          </table:table-cell>
          <table:table-cell table:number-columns-repeated="1023"/>
        </table:table-row>
        <table:table-row table:style-name="ro2">
          <table:table-cell office:value-type="float" office:value="52">
            <text:p>52</text:p>
          </table:table-cell>
          <table:table-cell table:number-columns-repeated="1023"/>
        </table:table-row>
      </table:table>
      <table:database-ranges>
        <table:database-range table:target-range-address="'Subsector info'.B2:'Subsector info'.AMJ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10/06/2018</text:date>, <text:time>03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9M13S</meta:editing-duration>
    <meta:editing-cycles>50</meta:editing-cycles>
    <meta:generator>OpenOffice/4.1.5$Win32 OpenOffice.org_project/415m1$Build-9789</meta:generator>
    <dc:date>2018-06-10T03:36:13.64</dc:date>
    <dc:creator>Mark Ferguson</dc:creator>
    <meta:document-statistic meta:table-count="4" meta:cell-count="361" meta:object-count="0"/>
    <meta:user-defined meta:name="Info 1"/>
    <meta:user-defined meta:name="Info 2"/>
    <meta:user-defined meta:name="Info 3"/>
    <meta:user-defined meta:name="Info 4"/>
  </office:meta>
</office:document-meta>
</file>